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</office:automatic-styles>
  <office:body>
    <office:spreadsheet>
      <table:table table:name="Pays" table:style-name="ta1">
        <table:table-column table:style-name="co1" table:number-columns-repeated="12" table:default-cell-style-name="Default"/>
        <table:table-row table:style-name="ro1">
          <table:table-cell office:value-type="string">
            <text:p>EVB_Promed</text:p>
          </table:table-cell>
          <table:table-cell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Localisation</text:p>
          </table:table-cell>
          <table:table-cell office:value-type="string">
            <text:p>Total</text:p>
          </table:table-cell>
          <table:table-cell office:value-type="string">
            <text:p>Confirmed</text:p>
          </table:table-cell>
          <table:table-cell office:value-type="string">
            <text:p>Probable</text:p>
          </table:table-cell>
          <table:table-cell office:value-type="string">
            <text:p>Suspected</text:p>
          </table:table-cell>
          <table:table-cell office:value-type="string">
            <text:p>Death</text:p>
          </table:table-cell>
          <table:table-cell office:value-type="string">
            <text:p>DCD_Confirmed</text:p>
          </table:table-cell>
          <table:table-cell office:value-type="string">
            <text:p>DCD_Probable</text:p>
          </table:table-cell>
          <table:table-cell office:value-type="string">
            <text:p>DCD_suspected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4" office:value-type="date" office:date-value="2014-06-22">
            <text:p>2014-06-22</text:p>
          </table:table-cell>
          <table:table-cell office:value-type="string">
            <text:p>Guinea</text:p>
          </table:table-cell>
          <table:table-cell/>
          <table:table-cell office:value-type="float" office:value="390">
            <text:p>390</text:p>
          </table:table-cell>
          <table:table-cell office:value-type="float" office:value="258">
            <text:p>258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267">
            <text:p>267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date" office:date-value="2014-06-22">
            <text:p>2014-06-22</text:p>
          </table:table-cell>
          <table:table-cell table:style-name="ce3" office:value-type="string">
            <text:p>Sierra Leone</text:p>
          </table:table-cell>
          <table:table-cell/>
          <table:table-cell office:value-type="float" office:value="136">
            <text:p>136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style-name="ce4" office:value-type="date" office:date-value="2014-06-22">
            <text:p>2014-06-22</text:p>
          </table:table-cell>
          <table:table-cell office:value-type="string">
            <text:p>Liberia</text:p>
          </table:table-cell>
          <table:table-cell/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3">
          <table:table-cell office:value-type="float" office:value="77">
            <text:p>77</text:p>
          </table:table-cell>
          <table:table-cell table:style-name="ce4" office:value-type="date" office:date-value="2014-06-30">
            <text:p>2014-06-30</text:p>
          </table:table-cell>
          <table:table-cell office:value-type="string">
            <text:p>Guinea</text:p>
          </table:table-cell>
          <table:table-cell/>
          <table:table-cell office:value-type="float" office:value="413">
            <text:p>413</text:p>
          </table:table-cell>
          <table:table-cell office:value-type="float" office:value="293">
            <text:p>293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303">
            <text:p>303</text:p>
          </table:table-cell>
          <table:table-cell office:value-type="float" office:value="193">
            <text:p>193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4" office:value-type="date" office:date-value="2014-06-30">
            <text:p>2014-06-30</text:p>
          </table:table-cell>
          <table:table-cell office:value-type="string">
            <text:p>Liberia</text:p>
          </table:table-cell>
          <table:table-cell/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4" office:value-type="date" office:date-value="2014-06-30">
            <text:p>2014-06-30</text:p>
          </table:table-cell>
          <table:table-cell office:value-type="string">
            <text:p>Sierra Leone</text:p>
          </table:table-cell>
          <table:table-cell/>
          <table:table-cell office:value-type="float" office:value="239">
            <text:p>239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4" office:value-type="date" office:date-value="2014-07-03">
            <text:p>2014-07-03</text:p>
          </table:table-cell>
          <table:table-cell office:value-type="string">
            <text:p>Guinea</text:p>
          </table:table-cell>
          <table:table-cell/>
          <table:table-cell office:value-type="float" office:value="412">
            <text:p>412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4" office:value-type="date" office:date-value="2014-07-03">
            <text:p>2014-07-03</text:p>
          </table:table-cell>
          <table:table-cell office:value-type="string">
            <text:p>Sierra Leone</text:p>
          </table:table-cell>
          <table:table-cell/>
          <table:table-cell office:value-type="float" office:value="252">
            <text:p>252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4" office:value-type="date" office:date-value="2014-07-03">
            <text:p>2014-07-03</text:p>
          </table:table-cell>
          <table:table-cell office:value-type="string">
            <text:p>Liberia</text:p>
          </table:table-cell>
          <table:table-cell/>
          <table:table-cell office:value-type="float" office:value="115">
            <text:p>115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4" office:value-type="date" office:date-value="2014-07-06">
            <text:p>2014-07-06</text:p>
          </table:table-cell>
          <table:table-cell office:value-type="string">
            <text:p>Guinea</text:p>
          </table:table-cell>
          <table:table-cell/>
          <table:table-cell office:value-type="float" office:value="408">
            <text:p>408</text:p>
          </table:table-cell>
          <table:table-cell office:value-type="float" office:value="294">
            <text:p>294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307">
            <text:p>307</text:p>
          </table:table-cell>
          <table:table-cell office:value-type="float" office:value="195">
            <text:p>195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4" office:value-type="date" office:date-value="2014-07-06">
            <text:p>2014-07-06</text:p>
          </table:table-cell>
          <table:table-cell office:value-type="string">
            <text:p>Liberia</text:p>
          </table:table-cell>
          <table:table-cell/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4" office:value-type="date" office:date-value="2014-07-06">
            <text:p>2014-07-06</text:p>
          </table:table-cell>
          <table:table-cell office:value-type="string">
            <text:p>Sierra Leone</text:p>
          </table:table-cell>
          <table:table-cell/>
          <table:table-cell office:value-type="float" office:value="305">
            <text:p>305</text:p>
          </table:table-cell>
          <table:table-cell office:value-type="float" office:value="269">
            <text:p>26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date" office:date-value="2014-07-08">
            <text:p>2014-07-08</text:p>
          </table:table-cell>
          <table:table-cell office:value-type="string">
            <text:p>Guinea</text:p>
          </table:table-cell>
          <table:table-cell/>
          <table:table-cell office:value-type="float" office:value="409">
            <text:p>409</text:p>
          </table:table-cell>
          <table:table-cell office:value-type="float" office:value="296">
            <text:p>296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309">
            <text:p>309</text:p>
          </table:table-cell>
          <table:table-cell office:value-type="float" office:value="197">
            <text:p>197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4" office:value-type="date" office:date-value="2014-07-08">
            <text:p>2014-07-08</text:p>
          </table:table-cell>
          <table:table-cell office:value-type="string">
            <text:p>Liberia</text:p>
          </table:table-cell>
          <table:table-cell/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4" office:value-type="date" office:date-value="2014-07-08">
            <text:p>2014-07-08</text:p>
          </table:table-cell>
          <table:table-cell office:value-type="string">
            <text:p>Sierra Leone</text:p>
          </table:table-cell>
          <table:table-cell/>
          <table:table-cell office:value-type="float" office:value="337">
            <text:p>337</text:p>
          </table:table-cell>
          <table:table-cell office:value-type="float" office:value="298">
            <text:p>298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date" office:date-value="2014-07-12">
            <text:p>2014-07-12</text:p>
          </table:table-cell>
          <table:table-cell office:value-type="string">
            <text:p>Guinea</text:p>
          </table:table-cell>
          <table:table-cell/>
          <table:table-cell office:value-type="float" office:value="406">
            <text:p>406</text:p>
          </table:table-cell>
          <table:table-cell office:value-type="float" office:value="297">
            <text:p>297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304">
            <text:p>304</text:p>
          </table:table-cell>
          <table:table-cell office:value-type="float" office:value="198">
            <text:p>198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4" office:value-type="date" office:date-value="2014-07-12">
            <text:p>2014-07-12</text:p>
          </table:table-cell>
          <table:table-cell office:value-type="string">
            <text:p>Liberia</text:p>
          </table:table-cell>
          <table:table-cell/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105">
            <text:p>105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4" office:value-type="date" office:date-value="2014-07-12">
            <text:p>2014-07-12</text:p>
          </table:table-cell>
          <table:table-cell office:value-type="string">
            <text:p>Sierra Leone</text:p>
          </table:table-cell>
          <table:table-cell/>
          <table:table-cell office:value-type="float" office:value="386">
            <text:p>386</text:p>
          </table:table-cell>
          <table:table-cell office:value-type="float" office:value="339">
            <text:p>33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office:value-type="float" office:value="151">
            <text:p>15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 table:number-rows-repeated="3">
          <table:table-cell table:style-name="ce3"/>
          <table:table-cell table:number-columns-repeated="11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B_Prome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TT_en-cour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eckedou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Macent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<text:s/>Boff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ilahu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mb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ort Lo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enem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Monrov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imb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5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7-17T14:27:41</dc:date>
    <meta:editing-duration>PT39M46S</meta:editing-duration>
    <meta:editing-cycles>24</meta:editing-cycles>
    <meta:generator>LibreOffice/3.5$Linux_x86 LibreOffice_project/350m1$Build-2</meta:generator>
    <dc:creator>jcb </dc:creator>
    <meta:document-statistic meta:table-count="2" meta:cell-count="337" meta:object-count="0"/>
  </office:meta>
</office:document-meta>
</file>